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weight="bold" officeooo:rsid="00186c4f" officeooo:paragraph-rsid="00186c4f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bold" officeooo:rsid="00186c4f" officeooo:paragraph-rsid="00186c4f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bold" officeooo:rsid="00186c4f" officeooo:paragraph-rsid="001abc8a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 officeooo:rsid="00189b07" officeooo:paragraph-rsid="00189b07" style:font-weight-asian="normal" style:font-weight-complex="normal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weight="normal" officeooo:rsid="00189b07" officeooo:paragraph-rsid="00186c4f" style:font-weight-asian="normal" style:font-weight-complex="normal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 officeooo:rsid="00186c4f" officeooo:paragraph-rsid="00186c4f" style:font-weight-asian="normal" style:font-weight-complex="normal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 officeooo:rsid="00186c4f" officeooo:paragraph-rsid="001abc8a" style:font-weight-asian="normal" style:font-weight-complex="normal"/>
    </style:style>
    <style:style style:name="T1" style:family="text">
      <style:text-properties officeooo:rsid="00189b07"/>
    </style:style>
    <style:style style:name="T2" style:family="text">
      <style:text-properties officeooo:rsid="00199d6b"/>
    </style:style>
    <style:style style:name="T3" style:family="text">
      <style:text-properties officeooo:rsid="001abc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FSys</text:p>
      <text:p text:style-name="P5"/>
      <text:p text:style-name="P4"><text:tab/>Algumas ideias para o projet<text:span text:style-name="T2">o...</text:span></text:p>
      <text:p text:style-name="P4"><text:tab/>O site é acessível a qualquer pessoa. Para interagir com a aplicação, será necessário um usuário cadastrado separado entre beneficiário (pessoa/família que receberá doações) e doador (quem <text:span text:style-name="T2">realizará</text:span> as doações, tanto monetárias quanto em produtos). <text:span text:style-name="T2">O doador é PF ou PJ.</text:span></text:p>
      <text:p text:style-name="P4"><text:tab/>Dashboard apresentando as campanhas (provavelmente <text:span text:style-name="T3">mostrando as em destaque, podendo selecionar entre </text:span>em andamento e as finalizadas que o usuário participou). Terá filtragem e paginação.</text:p>
      <text:p text:style-name="P4"><text:tab/><text:span text:style-name="T2">Tela </text:span><text:span text:style-name="T3">de </text:span><text:span text:style-name="T2">configuração, permitindo alterar as informações do usuário como nome, documento, login, senha etc.</text:span></text:p>
      <text:p text:style-name="P4"><text:tab/><text:span text:style-name="T2">Painel admin para gerenciamento de produtos (estoque), beneficiários, usuários, doações e campanhas (arrecadação e distribuição). </text:span><text:span text:style-name="T3">Pretendo adicionar estatísticas, se possível gráficos.</text:span></text:p>
      <text:p text:style-name="P4"/>
      <text:p text:style-name="P4"><text:tab/><text:span text:style-name="T3">Algumas funcionalidades que podem ser interessantes:</text:span></text:p>
      <text:p text:style-name="P4"/>
      <text:p text:style-name="P2">Status do Pedido do Beneficiário:</text:p>
      <text:p text:style-name="P6">O administrador deve poder mudar o status da solicitação:</text:p>
      <text:p text:style-name="P6"><text:s text:c="4"/>"Pendente" (o beneficiário solicitou).</text:p>
      <text:p text:style-name="P6"><text:s text:c="4"/>"Em Separação" (o item foi separado no estoque).</text:p>
      <text:p text:style-name="P6"><text:s text:c="4"/>"Pronto para Retirada/Entrega" (o kit está montado).</text:p>
      <text:p text:style-name="P6"><text:s text:c="4"/>"Concluído" (o beneficiário recebeu).</text:p>
      <text:p text:style-name="P6"/>
      <text:p text:style-name="P3"><text:span text:style-name="T3">Categorias</text:span>:</text:p>
      <text:p text:style-name="P7">O <text:span text:style-name="T3">usuário (talvez só o beneficiário)</text:span> <text:span text:style-name="T3">escolhe a categoria desejada (alimento, roupa, produto de higiene). Também pode ter de eventos sazonais:</text:span></text:p>
      <text:p text:style-name="P7"><text:tab/>"<text:span text:style-name="T3">Alimentos</text:span>" (<text:span text:style-name="T3">arroz, feijão...</text:span>)</text:p>
      <text:p text:style-name="P7"><text:tab/>“<text:span text:style-name="T3">Roupas” (casacos, camisas...)</text:span></text:p>
      <text:p text:style-name="P7"><text:s text:c="4"/><text:tab/>"<text:span text:style-name="T3">Inverno</text:span>" (<text:span text:style-name="T3">agasalhos…</text:span>)</text:p>
      <text:p text:style-name="P7"/>
      <text:p text:style-name="P2">Módulo de Geração de Kits <text:span text:style-name="T1">(opcional e complexo)</text:span>:</text:p>
      <text:p text:style-name="P6"><text:s text:c="4"/>O sistema poderia agrupar as solicitações. Por exemplo: "5 solicitações de kit de higiene" → O administrador clica em "Gerar Kit" e o sistema automaticamente baixa 5 unidades de sabonete, escova, etc., do estoque e associa esses itens ao nome do beneficiário.</text:p>
      <text:p text:style-name="P6"/>
      <text:p text:style-name="P2"><text:soft-page-break/>Sistema de Pontuação de Prioridade (<text:span text:style-name="T1">opcional, </text:span><text:span text:style-name="T3">mas interessante</text:span>):</text:p>
      <text:p text:style-name="P6"><text:s text:c="4"/>Para evitar que o mesmo beneficiário solicite tudo, <text:span text:style-name="T3">criar </text:span>uma "pontuação de prioridade". Famílias que não recebem há mais tempo ou que se enquadram em critérios de vulnerabilidade maiores (cadastrados pela ONG) teriam prioridade nas campanhas mais concorridas.</text:p>
      <text:p text:style-name="P6"/>
      <text:p text:style-name="P2">Integração com Estoque:</text:p>
      <text:p text:style-name="P6"><text:s text:c="4"/>A interface do administrador deve estar diretamente ligada ao Estoque de Itens Físicos.</text:p>
      <text:p text:style-name="P6"><text:s text:c="8"/>Se o beneficiário solicita arroz, o sistema precisa verificar se há arroz no estoque.</text:p>
      <text:p text:style-name="P6"><text:s text:c="8"/>Se não houver, o sistema deve gerar automaticamente um alerta de captação para a equip<text:span text:style-name="T3">e</text:span>: "Arroz em falta, precisamos de 100kg para atender solicitações pendentes.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11:06:25.265414301</meta:creation-date>
    <dc:date>2025-10-21T11:38:27.340690920</dc:date>
    <meta:editing-duration>PT9M4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26" meta:word-count="332" meta:character-count="2379" meta:non-whitespace-character-count="2016"/>
  </office:meta>
</office:document-meta>
</file>